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P9" style:parent-style-name="Normal" style:family="paragraph">
      <style:text-properties fo:font-weight="bold" style:font-weight-asian="bold" style:font-weight-complex="bold" fo:font-style="italic" style:font-style-asian="italic" style:font-style-complex="italic"/>
    </style:style>
    <style:style style:name="P1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Normal" style:family="paragraph">
      <style:text-properties fo:font-weight="bold" style:font-weight-asian="bold" style:font-weight-complex="bold" fo:font-style="italic" style:font-style-asian="italic" style:font-style-complex="italic"/>
    </style:style>
    <style:style style:name="P12" style:parent-style-name="Normal" style:family="paragraph">
      <style:text-properties fo:font-weight="bold" style:font-weight-asian="bold" style:font-weight-complex="bold" fo:font-style="italic" style:font-style-asian="italic" style:font-style-complex="italic"/>
    </style:style>
    <style:style style:name="T13" style:parent-style-name="DefaultParagraphFont" style:family="text">
      <style:text-properties fo:font-weight="bold" style:font-weight-asian="bold" style:font-weight-complex="bold" fo:font-style="italic" style:font-style-asian="italic" style:font-style-complex="italic"/>
    </style:style>
    <style:style style:name="P14" style:parent-style-name="Normal" style:family="paragraph">
      <style:text-properties fo:font-weight="bold" style:font-weight-asian="bold" style:font-weight-complex="bold" fo:font-style="italic" style:font-style-asian="italic" style:font-style-complex="italic"/>
    </style:style>
    <style:style style:name="P1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fo:font-style="italic" style:font-style-asian="italic" style:font-style-complex="italic"/>
    </style:style>
    <style:style style:name="T18" style:parent-style-name="DefaultParagraphFont" style:family="text">
      <style:text-properties fo:font-weight="bold" style:font-weight-asian="bold" style:font-weight-complex="bold" fo:font-style="italic" style:font-style-asian="italic" style:font-style-complex="italic"/>
    </style:style>
    <style:style style:name="P19" style:parent-style-name="Normal" style:family="paragraph">
      <style:text-properties fo:font-weight="bold" style:font-weight-asian="bold" style:font-weight-complex="bold" fo:font-style="italic" style:font-style-asian="italic" style:font-style-complex="italic"/>
    </style:style>
    <style:style style:name="P20" style:parent-style-name="Normal" style:family="paragraph">
      <style:text-properties fo:font-weight="bold" style:font-weight-asian="bold" style:font-weight-complex="bold" fo:font-style="italic" style:font-style-asian="italic" style:font-style-complex="italic"/>
    </style:style>
    <style:style style:name="P2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Normal" style:family="paragraph">
      <style:text-properties fo:font-weight="bold" style:font-weight-asian="bold" style:font-weight-complex="bold" fo:font-style="italic" style:font-style-asian="italic" style:font-style-complex="italic"/>
    </style:style>
    <style:style style:name="P23" style:parent-style-name="Normal" style:family="paragraph">
      <style:text-properties fo:font-weight="bold" style:font-weight-asian="bold" style:font-weight-complex="bold" fo:font-style="italic" style:font-style-asian="italic" style:font-style-complex="italic"/>
    </style:style>
    <style:style style:name="T24" style:parent-style-name="DefaultParagraphFont" style:family="text">
      <style:text-properties fo:font-weight="bold" style:font-weight-asian="bold" style:font-weight-complex="bold"/>
    </style:style>
  </office:automatic-styles>
  <office:body>
    <office:text text:use-soft-page-breaks="true">
      <text:p text:style-name="P1">Game Development Journal</text:p>
      <text:p text:style-name="P2">LM121, CS4043</text:p>
      <text:p text:style-name="P3">Group 15</text:p>
      <text:p text:style-name="P4">Meetings and communication:</text:p>
      <text:p text:style-name="Normal"><text:tab/>Structuring our time between our other modules and activities was important for the project. We tried to strive for at least one meeting a week in the<text:s/>library, discussing what we had done and any future work to do, alongside assisting each other with any problems that we may come across. The library’s cubicles were a great assist and were one of the most important things that we had access to, though we<text:s/>were not going to it every week. They were easy to use and it was much more convenient to use them in<text:s/></text:p>
      <text:p text:style-name="Normal"><text:tab/>Outside of the library, we would either talk between lectures to quickly go over what we had done that week or we would communicate through Snapchat and<text:s/>share our progress through a combined usage of One-Drive and GitHub. This allowed us to both observe each other’s work and put in our own pieces, be this code, images or writings for the documents.<text:s/></text:p>
      <text:p text:style-name="Normal"><text:tab/>However, with the recent Covid-19 precautions having put us in quarantine, this did put a bit of a blow to our efforts. Fortunately, we had already set up a Discord group chat alongside Snapchat, One-Drive and GitHub, however had never truly utilised it before the closure of the university. After this closure<text:s/>though, especially with the asset that is the library being taken away from us, Discord proved to be a truly valuable asset. Our ability to communicate effectively and discuss problems, code and assignments was bolstered thanks to this application. Most of<text:s/>our communication during this time was done by simply talking in the chatroom in Discord, be it discussing code or music for the game. That being said, we would use the texting space provided in Discord more regularly as it was often times more convenient. That isn’t to say that it was completely problem free, as we often struggled to make time to have meetings frequently. With Covid-19 having us all at home, we were sometimes late to our meetings or missed them due to not seeing the notification come in or due to priorities. Most of our communication during this time was done by simply talking in the chatroom in Discord, be it discussing code or music for the game. However, these problems weren’t hindering, rather just mildly inconvenient to our progress and with the situation as it was, we were able to push past this dilemma with relative ease.<text:s/></text:p>
      <text:p text:style-name="P5">Early Concept:</text:p>
      <text:p text:style-name="Normal"><text:span text:style-name="T6"><text:tab/></text:span>When we were first told our project would be creating a 2D video game, the first role our team had was to discuss what sort of game we wanted to create. The five of us were interested in various types of video games and each of us had our own concepts we wanted to use. With all of us having our unique ideas, we were a bit overflown with what to choose and what was better left out of the game. Though<text:s/>it led to what we would eventually end up with and call our game, with some wacky and useful thoughts along the way.<text:s/></text:p>
      <text:p text:style-name="Normal"><text:tab/><text:span text:style-name="T7">The influences for the game:</text:span></text:p>
      <text:p text:style-name="Normal"><text:tab/>With each of us being gamers, it was immediately made apparent that our multitude of ideas was certainly impacting the game’s progress. This wasn’t a bad thing per say, as all the ideas we created would influence certain aspects of the game, be it the design of the setting, characters, music or armaments. What it did mean though was that we were able to draw influence from music we had heard, video games from PC or console we had played and various forms of media, such as television or film, we had seen. That being said, not every idea we generated was influenced by something as it could easily be a random thought. In truth, many of our ideas would simply come to us and we would pitch it to the rest of the group to see whether or not it would actually work in the grand scheme of the game. With regards to the sources of inspiration however, some of these ideas<text:s/><text:soft-page-break/>could be huge aspects of that particular influencer, such as the main antagonist or protagonist of the game, film or show, or else it could be a more minor or ultra-specific aspect, like colour palette, ammunition or music. <text:s/></text:p>
      <text:p text:style-name="Normal"><text:tab/><text:span text:style-name="T8">Rejected concepts:</text:span></text:p>
      <text:p text:style-name="Normal"><text:tab/>There were many rejected ideas or aspects that we just didn’t have the time to put into the final product of the game. This ranged from multiple types of firing arms, differing designs of enemy and the actual prospect of the game itself. Whilst none of these ideas made it into the game itself, they did provide the group with humorous topics to discuss as inside jokes. Others would work their way into forming the basis of ideas, even if the design itself would be rejected.<text:s/></text:p>
      <text:p text:style-name="Normal"><text:tab/>Those rejected concepts for the game that would go on to inspire other aspects such as firearms, antagonists and protagonists are discussed in the design section of this document. Rejected game concepts though are talking point in themselves. Multiple types of games were pitched by each of us before<text:s/>we finally settled on a type of game, we were all satisfied with, this being what would be later called ‘Untitled Zombie Blaster’. However, several of these early concepts had little to do with the game itself. Most popular of the rejected ideas was to have the game take place underground. This concept involved the player being armed with a drill to fight off enemies and drill through a sub terrain environment. We experimented with this idea for a small while, coming up with a variety of names for this possible project, with the words drill and earth coming up repeatedly as popular choices. We did however feel that the more we went into this, the more the game felt like Mario and other games which are based underground. <text:s/>Irrespective what we tried to do with<text:s/>this possible game, nothing seemed to be working and thus we decided to abandon the project. This underground style of game is an example as to how most game ideas of ours got rejected, usually because they came across as being to similar to other games,<text:s/>feeling uncreative or unenjoyable to play on the 2d platform that the project was supposed to use. It was demoralising at times, especially when some of these rejected ideas we though had the potential to be incredibly fun and enjoyable to make.</text:p>
      <text:p text:style-name="P9">Concept story ideas:</text:p>
      <text:p text:style-name="Normal"><text:tab/>Despite the rejected ideas, the one we went for was one we felt proud of as a design and looked forward to making. In the earliest concept, it wasn’t the zombie survival game set in a nineteen eighties disco that we would eventually create. However, the groundwork was there and that was good enough, with the first draft for the story to be a lone individual surviving waves of enemies. This story idea also helped to solidify the game style as being a point scoring game rather than a game with an<text:s/>ultimate end goal. Originally, the latter was the original voice, similar to games like Mario and Sonic. However, with the type of game we had now decided upon, this more Doodle Jump style of scoring was significantly more suitable for the end product. There was a satisfying nature to how the concept went from being a concept to what we would eventually end up having as our final idea. With the concept being solidified, every idea afterwards felt grounded and began to slot more easily into place. Like a jigsaw, all the ideas to follow the concept complimented each other and it was much more refreshing compared to how back in the earliest days of development, everything felt like an unsolvable mess. Going from a game with nothing in it, not even a story or aesthetic, to a jumbled mess of ideas to a game with a clear vision was definitely a great thing to get within the first two weeks of the project.<text:s/></text:p>
      <text:p text:style-name="P10">Design:</text:p>
      <text:p text:style-name="Normal"><text:tab/>The design, including both colouration and general aesthetic, of the game was heavily influenced by such films as ‘Men in Black’, ‘Ghostbusters’ and other films that came out during that period of the nineteen eighties and nineteen nighties. These films, alongside other aspects such as music videos and television shows that followed a similar design, were<text:s/>the biggest influence for how<text:s/><text:soft-page-break/>we wanted the over all game to look and feel like. Techno-music in particular, with its purple, red, orange and blue colour choices, was another big influence. The reason why we went with this idea originated at an unknown point during the concept design period of the game, mainly through casual conversation. However, this idea stuck firmly with us and we were determined to incorporate it into the design. It was these personal experiences that contributed the most towards the<text:s/>design and would lead to the games’ final product.</text:p>
      <text:p text:style-name="P11">Colour palette:</text:p>
      <text:p text:style-name="Normal"><text:tab/>The techno theme, plus other influences, allowed us to go into the immediate situation regarding the colour and era of the game. With the type of game being a survival style, rack up the highest score type, it was initially considered for a more metallic tone, with the tone following a series of greys, golds, silvers and blacks. Though aesthetically pleasing, this didn’t come across as suiting the tone of other attributes that the game would incorporate. For this reason, we decided to alter this initial idea and instead go with a more purple, orange, blue and red scheme, which in turn lead to a change in the setting of the game. Initially, we had envisioned the game to be set in a warehouse-type environment, once again to suit the idea of it being a more hardcore style of gameplay. With the change in colour scheme, this in turn had an impact on the setting, as the warehouse felt more and more out of place. Eventually, we moved away from this<text:s/>original idea and instead decided to go with a disco sort of environment, as this was agreed by all of us as a more fitting setting.<text:s/></text:p>
      <text:p text:style-name="P12">Protagonist:</text:p>
      <text:p text:style-name="Normal"><text:tab/>The protagonist of our game, named Guy McCool, was an aspect of the game that was conceived early on in<text:s/>the game’s production. As stated earlier, we were inspired by the 1980s and 1990s for how much of the game would be designed around and that our protagonist was one of them. Inspired by such films as ‘Men in Black’, ‘the Blues Brothers’ and other films which feature a character wearing a suit and sunglasses. These resulted in a character who followed this style, though deviated from the inspiration material in order to better suit the game. The colour scheme for our character was debated, notably surrounding the colour of his shirt and tie. Though a small component, we wanted Guy to feel as unique as he could be whilst also playing to this nostalgia. Seen below is the final product we created. The obvious aspects of the black suit and cocky expression immediately gave us the nostalgic sense of ‘Men in Black’, how the protagonists often are cocky, cool and arrogant. However, there are changes to stop Guy McCool from falling into that cliché that so many other games and films land in. The colour of the tie was<text:s/>disputed for quite a while, but it is the purple colour that we eventually all agreed on. His arsenal of firearms were also given more colour, with the handguns shown here being an azure shade of blue. Lastly, instead of the sunglasses being black with a white sheen to them, they were given the more distinguished shades of orange and pink to better fit the game’s theme whilst still feeling like a call back to the roots they were influenced by.<text:s/></text:p>
      <text:p text:style-name="Normal"><text:span text:style-name="T13">Antagonist:</text:span></text:p>
      <text:p text:style-name="Normal"><text:tab/>Whilst our protagonist was conceived early on, our<text:s/>antagonists were not so straight forward. Though we were aware of the type of enemy we were striving for, this being a swarm-style of enemy attacking in droves, the exact idea behind them wasn’t immediately clear for us. We talked frequently about what sort of enemy we should have. Initial ideas included monsters, aliens, enormous invertebrates and robots, we talked back and forth about what it should be. After much discussion, it was decided that we would choose zombies, however we wanted them to look as<text:s/>distinct and unique from each other as they possibly could be. Between debates over brown or green skin would be and how human we wanted to make them. Going back and forth, the final design is shown below. This zombie design both followed the cliché tropes<text:s/>for zombies that are seen in a variety of shows and films but also with an aesthetic to match the game. The cliché features<text:s/><text:soft-page-break/>themselves are apparent, with the rotten olive-green skin, exposed organs across their body, tattered clothing and the dim-witted,<text:s/>mindless appearance that is commonplace amongst the zombie genre. However, the brighter colours reflect the games style more, with the turquoise shirt alongside the pink and red pieces of flesh helping the zombie to stand out from how zombies in other games, films and tv shows are usually just a multitude of browns and greys.</text:p>
      <text:p text:style-name="P14">Setting:</text:p>
      <text:p text:style-name="Normal"><text:tab/>The setting for the game itself, much like other aspects, seemingly came about through casual conversation. Originally, we were intending the game to take place in some miscellaneous location that could be interpreted into a variety of places, such as a warehouse, a dock yard holding cell, some sort of storage shed or a factory of some vague description. One day, we decided on a disco. How exactly this popped into our heads isn’t clear, but we knew it suited the theme perfectly. Going through multiple ideas and features that could be incorporated into the building’s final product, we ended up with the brightly coloured building littered with holes in the ground <text:s/></text:p>
      <text:p text:style-name="P15">Pitch:</text:p>
      <text:p text:style-name="Normal"><text:span text:style-name="T16"><text:tab/></text:span>After<text:s/>coming up with the most fundamental components of the game’s aesthetic and principals, alongside having coded a few pieces already for the game, we came to the first challenge of the game’s pitch. The design of the pitch was automatically intended to reflect the game as a whole though there was more disagreement regarding this than what there had been around the aesthetic of the actual game itself.</text:p>
      <text:p text:style-name="P17">Aesthetic design of the pitch:</text:p>
      <text:p text:style-name="Normal"><text:span text:style-name="T18"><text:tab/></text:span>With the game’s heavy influence of purples, blue, pinks, oranges and<text:s/>reds, it was quite obvious to us that those would be the major colours we would utilise for the pitch. One idea that was sparked immediately sparked was to have all the pages purple and whilst this would’ve worked, it wouldn’t have helped the game stand out or feel as unique as we wanted it to be, something that all of us agreed on. With this, we decided to go for a different route and show the pitch off as being more colourful, incorporating the main colour scheme through visual backgrounds that better suited what the game was trying to be. Though it took a while before we finalised the idea.<text:s/></text:p>
      <text:p text:style-name="Normal"><text:tab/>Other aspects of the design of the pitch beyond just the colour included accompanying images to go with the pitch. With credit to their sources, some of the images were taken from the internet whilst others were drawn out to show how the game would look. These drawings and images were frequently consulted between what worked, what didn’t and what could use improvement. Although we knew some elements of the designs of<text:s/>the drawings in the pitch would be purely concept and not reflect the final design of components in the game, we went with as close to our ultimate vision as we could.<text:s/></text:p>
      <text:p text:style-name="P19">Writing the pitch:</text:p>
      <text:p text:style-name="Normal"><text:tab/>Writing out the pitch took a few attempts, the main work being that<text:s/>we needed to choose our headers carefully given how the pitch was confined to a certain time limit. It was tried and tested, using a timer to ensure the reading and talking wouldn’t exceed the two to three minute time slot. This system also allowed us to<text:s/>judge how much time was being given to each topic, being able to judge if each was getting the ideal amount of attention. This wasn’t as stressful or frustrating as we anticipated it to be. The wording itself was the easier part, especially given how we only needed to provide short sentences and would have other parts to it that were read through free talking.</text:p>
      <text:p text:style-name="P20">Presenting the pitch:</text:p>
      <text:soft-page-break/>
      <text:p text:style-name="Normal"><text:tab/>Being further down the group list than others, we were glad to be able to watch the other presentations. Connor was elected to<text:s/>represent the group during the presentation, as he had had more experience than the rest of us at public speaking. Having spent most of that morning between lecturers, alongside other university commitments, practicing for the pitch, we were all glad to have it off our chests when our turn had come and ended. Overall, we were pleased with how it had gone. All five of us had never given a presentation that was like the pitch for the game’s project so it beneficial to the group’s individuals to have that exposure, both with the presentation of our own pitch and watching the others as it taught us about the various aspects that are applied to the delivering of a presentation in university.<text:s/></text:p>
      <text:p text:style-name="P21">Game Design Document:</text:p>
      <text:p text:style-name="Normal"><text:tab/>Much like the Game’s Pitch, the design document<text:s/>for the game was immediately intended to reflect the aesthetic of the game whilst also maintaining the sophisticated nature it needed to. The inspiration for the design came largely from our own recollection of game booklets, manuals and similarly structured websites as seen online, with our own spin implanted into it.<text:s/></text:p>
      <text:p text:style-name="P22">Designing the document:</text:p>
      <text:p text:style-name="Normal"><text:tab/>The inspiration for the Game Design Document was quickly agreed that it, much like the Pitch, should match the game itself and reflect the aspects of the game, though we knew it also needed to be more formal than what the pitch had been. This more serious aspect<text:s/>contrasted greatly however with the more<text:s/>lively<text:s/>tone that was set by the game as it currently existed.<text:s/>This resulted in much back and forth over what was suitable to use and what was not.<text:s/>Originally, the idea was to choose a purple or indigo with white lettering. This was decided to be changed to black with white<text:s/>and later was changed to black with coloured lettering. This final design to us felt more suitable for the game style whilst being easy to read and follow, with other designs put into the document for further enhancement.<text:s/></text:p>
      <text:p text:style-name="P23">Writing the document:</text:p>
      <text:p text:style-name="Normal"><text:tab/><text:s/>The writing of the document was<text:s/>inspired heavily off of manuals, descriptions or instructions that come with games. Much like the aesthetic of this assignment, we wanted the written aspect to match how the game would feel. Hence why the Design Document was written in a more personal way, engaging the gamer with the game itself. This manner was also reflected in the simplistic headers, being straight and to the point without losing their touch. There was much back and forth over how much attention should be given to certain points and what points needed to be addressed versus which didn’t. One advantage of the Document was that it was written in conjunction with the more essential parts of the construction and idea plotting of the game. This allowed us to be far more consistent with the preestablished components of the game versus the Pitch which was written before much of the game had been started.<text:s/></text:p>
      <text:p text:style-name="Normal"><text:span text:style-name="T24">The Game Itself:</text:span></text:p>
      <text:p text:style-name="Normal"><text:tab/><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osullivan28@gmail.com</meta:initial-creator>
    <dc:creator>barry.osullivan28@gmail.com</dc:creator>
    <meta:creation-date>2020-04-06T14:37:00Z</meta:creation-date>
    <dc:date>2020-05-06T16:24:00Z</dc:date>
    <meta:template xlink:href="Normal" xlink:type="simple"/>
    <meta:editing-cycles>13</meta:editing-cycles>
    <meta:editing-duration>PT397500S</meta:editing-duration>
    <meta:document-statistic meta:page-count="5" meta:paragraph-count="37" meta:word-count="2791" meta:character-count="18668" meta:row-count="132" meta:non-whitespace-character-count="15914"/>
  </office:meta>
</office:document-meta>
</file>